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Header">
      <style:paragraph-properties fo:text-align="center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margin-left="3.466cm" fo:margin-right="0cm" fo:text-indent="-3.466cm" style:auto-text-indent="false">
        <style:tab-stops>
          <style:tab-stop style:position="2.97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15605720" text:id="ct115605720">
          <text:insertion>
            <office:change-info>
              <dc:creator>Luc Saffre</dc:creator>
              <dc:date>2012-05-31T13:47:00</dc:date>
            </office:change-info>
          </text:insertion>
        </text:changed-region>
        <text:changed-region xml:id="ct114980704" text:id="ct114980704">
          <text:insertion>
            <office:change-info>
              <dc:creator>Luc Saffre</dc:creator>
              <dc:date>2012-05-28T23:04:00</dc:date>
            </office:change-info>
          </text:insertion>
        </text:changed-region>
        <text:changed-region xml:id="ct114984616" text:id="ct114984616">
          <text:insertion>
            <office:change-info>
              <dc:creator>Luc Saffre</dc:creator>
              <dc:date>2012-07-20T13:44:00</dc:date>
            </office:change-info>
          </text:insertion>
        </text:changed-region>
        <text:changed-region xml:id="ct115025856" text:id="ct115025856">
          <text:insertion>
            <office:change-info>
              <dc:creator>Luc Saffre</dc:creator>
              <dc:date>2012-07-20T21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lient: <text:tab/><text:change-start text:change-id="ct115605720"/>self.person.address(', ')<text:change-end text:change-id="ct115605720"/></text:p>
      <text:p text:style-name="Standard">Sozialarbeiter: <text:change-start text:change-id="ct114980704"/>self.user<text:change-end text:change-id="ct114980704"/></text:p>
      <text:p text:style-name="Standard">ZDSS: <text:change-start text:change-id="ct114984616"/>self.ticket<text:change-end text:change-id="ct114984616"/> / <text:change-start text:change-id="ct115025856"/>self.sent<text:change-end text:change-id="ct115025856"/></text:p>
      <text:h text:style-name="Heading_20_2" text:outline-level="2">Resultate</text:h>
      <text:p text:style-name="Text_20_body">foo<office:annotation><dc:creator>Luc Saffre</dc:creator><dc:date>2012-06-13T12:04:12.93</dc:date><text:p text:style-name="P6"><text:span text:style-name="T1">do text</text:span></text:p><text:p text:style-name="P6"><text:span text:style-name="T1">from table(self.Result(ar))</text:span></text:p></office:annotatio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401cm" table:align="margins"/>
    </style:style>
    <style:style style:name="Table1.A" style:family="table-column">
      <style:table-column-properties style:column-width="3.743cm" style:rel-column-width="13333*"/>
    </style:style>
    <style:style style:name="Table1.B" style:family="table-column">
      <style:table-column-properties style:column-width="11.284cm" style:rel-column-width="40187*"/>
    </style:style>
    <style:style style:name="Table1.C" style:family="table-column">
      <style:table-column-properties style:column-width="3.374cm" style:rel-column-width="12015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>
      <style:paragraph-properties fo:text-align="center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0pt" style:font-size-asian="10pt" style:font-size-complex="10pt"/>
    </style:style>
    <style:style style:name="MP4" style:family="paragraph" style:parent-style-name="Standard">
      <style:text-properties fo:font-size="6pt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1.499cm" fo:margin-bottom="1.499cm" fo:margin-left="1.6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tracked-changes>
          <text:changed-region xml:id="ct115032896" text:id="ct115032896">
            <text:insertion>
              <office:change-info>
                <dc:creator>Luc Saffre</dc:creator>
                <dc:date>2012-07-20T21:47:00</dc:date>
              </office:change-info>
            </text:insertion>
          </text:changed-region>
          <text:changed-region xml:id="ct115015832" text:id="ct115015832">
            <text:insertion>
              <office:change-info>
                <dc:creator>Luc Saffre</dc:creator>
                <dc:date>2012-07-20T21:47:00</dc:date>
              </office:change-info>
            </text:insertion>
          </text:changed-region>
        </text:tracked-change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2-07-20T21:35:16.84</dc:date><text:p>do text</text:p><text:p>from xhtml(settings.LINO.site_header())</text:p></office:annotation></text:p>
            </table:table-cell>
            <table:table-cell table:style-name="Table1.A1" office:value-type="string">
              <text:p text:style-name="MP2"><text:change-start text:change-id="ct115032896"/>self<text:change-end text:change-id="ct115032896"/></text:p>
            </table:table-cell>
            <table:table-cell office:value-type="string">
              <text:p text:style-name="MP3">Seite <text:page-number text:select-page="current">1</text:page-number> von <text:page-count>1</text:page-count><text:line-break/><text:date style:data-style-name="N37" text:date-value="2013-01-31T16:13:55.53">31.01.13</text:date> <text:time style:data-style-name="N41" text:time-value="2013-01-31T16:13:55.53">16:13:35</text:time><text:line-break/><text:change-start text:change-id="ct115015832"/>settings.LINO.site_version()<text:change-end text:change-id="ct115015832"/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2-05-28T22:57:02.53</meta:creation-date>
    <dc:date>2013-01-31T16:13:55.31</dc:date>
    <dc:creator>Luc Saffre</dc:creator>
    <meta:editing-duration>PT59M31S</meta:editing-duration>
    <meta:editing-cycles>26</meta:editing-cycles>
    <meta:generator>LibreOffice/3.4$Win32 LibreOffice_project/340m1$Build-402</meta:generator>
    <meta:document-statistic meta:table-count="1" meta:image-count="0" meta:object-count="0" meta:page-count="1" meta:paragraph-count="8" meta:word-count="22" meta:character-count="169" meta:non-whitespace-character-count="156"/>
  </office:meta>
</office:document-meta>
</file>